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text-properties fo:font-weight="bold" style:font-weight-asian="bold" fo:font-size="20pt" style:font-size-asian="20pt" style:font-size-complex="20pt"/>
    </style:style>
    <style:style style:name="P4" style:parent-style-name="Standard" style:family="paragraph">
      <style:paragraph-properties fo:text-align="end"/>
    </style:style>
    <style:style style:name="T5" style:parent-style-name="DefaultParagraphFont" style:family="text">
      <style:text-properties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P11" style:parent-style-name="Standard" style:family="paragraph">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Head</text:p>
      <text:p text:style-name="Standard"/>
      <text:p text:style-name="P4"><text:span text:style-name="T5">avant</text:span></text:p>
      <text:p text:style-name="Standard"/>
      <text:p text:style-name="Standard"><draw:frame draw:id="id0"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p>
      <text:p text:style-name="Standard"/>
      <text:p text:style-name="Standard"/>
      <text:p text:style-name="P6"><text:span text:style-name="T7">Après</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9">Pourquoi<text:s/></text:span><text:span text:style-name="T10">:</text:span></text:p>
      <text:p text:style-name="Standard"/>
      <text:p text:style-name="P11">Modification<text:s/>de la balise meta keywords<text:s/>et on content :</text:p>
      <text:p text:style-name="P12"/>
      <text:p text:style-name="Standard">Elle n’as aucun impact seo, et n’est plus traité depuis des années<text:s/>sur beaucoup de navigateur. Et ca n’as jamais ete impactant chez google.<text:s/>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3">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4">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Standard"/>
      <text:p text:style-name="Standard"/>
      <text:p text:style-name="Standard"/>
      <text:soft-page-break/>
      <text:p text:style-name="P15">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Standard">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Sourc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6T12:54:00Z</dc:date>
    <meta:template xlink:href="Normal.dotm" xlink:type="simple"/>
    <meta:editing-cycles>13</meta:editing-cycles>
    <meta:editing-duration>PT0S</meta:editing-duration>
    <meta:user-defined meta:name="Info 1"/>
    <meta:user-defined meta:name="Info 2"/>
    <meta:user-defined meta:name="Info 3"/>
    <meta:user-defined meta:name="Info 4"/>
    <meta:document-statistic meta:page-count="4" meta:paragraph-count="7" meta:word-count="571" meta:character-count="3708" meta:row-count="26" meta:non-whitespace-character-count="3144"/>
  </office:meta>
</office:document-meta>
</file>